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712cm" fo:margin-left="0cm" fo:margin-right="-0.012cm" table:align="margins"/>
    </style:style>
    <style:style style:name="Table1.A" style:family="table-column">
      <style:table-column-properties style:column-width="1.058cm" style:rel-column-width="2697*"/>
    </style:style>
    <style:style style:name="Table1.B" style:family="table-column">
      <style:table-column-properties style:column-width="5.98cm" style:rel-column-width="15240*"/>
    </style:style>
    <style:style style:name="Table1.C" style:family="table-column">
      <style:table-column-properties style:column-width="18.674cm" style:rel-column-width="4759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5.712cm" fo:margin-left="0cm" fo:margin-right="-0.012cm" table:align="margins"/>
    </style:style>
    <style:style style:name="Table2.A" style:family="table-column">
      <style:table-column-properties style:column-width="1.005cm" style:rel-column-width="2562*"/>
    </style:style>
    <style:style style:name="Table2.B" style:family="table-column">
      <style:table-column-properties style:column-width="6.085cm" style:rel-column-width="15510*"/>
    </style:style>
    <style:style style:name="Table2.C" style:family="table-column">
      <style:table-column-properties style:column-width="18.621cm" style:rel-column-width="474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5.712cm" fo:margin-left="0cm" fo:margin-right="-0.012cm" table:align="margins"/>
    </style:style>
    <style:style style:name="Table3.A" style:family="table-column">
      <style:table-column-properties style:column-width="0.951cm" style:rel-column-width="539*"/>
    </style:style>
    <style:style style:name="Table3.B" style:family="table-column">
      <style:table-column-properties style:column-width="6.165cm" style:rel-column-width="3495*"/>
    </style:style>
    <style:style style:name="Table3.C" style:family="table-column">
      <style:table-column-properties style:column-width="18.597cm" style:rel-column-width="105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Signature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itle" style:master-page-name="Landscap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otlatch Requirements</text:p>
      <text:p text:style-name="P4">Mark H. Butler (<text:a xlink:type="simple" xlink:href="mailto:markhenrybutler@gmail.com" text:style-name="Internet_20_link" text:visited-style-name="Visited_20_Internet_20_Link">markhenrybutler@gmail.com</text:a>)</text:p>
      <text:p text:style-name="P5">Sunday 19<text:span text:style-name="T3">th</text:span> October 2014</text:p>
      <text:h text:style-name="Heading_20_2" text:outline-level="2">User support featur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No.</text:p>
          </table:table-cell>
          <table:table-cell table:style-name="Table1.A1" office:value-type="string">
            <text:p text:style-name="Table_20_Contents">Requirement </text:p>
          </table:table-cell>
          <table:table-cell table:style-name="Table1.C1" office:value-type="string">
            <text:p text:style-name="Table_20_Contents">Satisfied?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Supports multiple users via individual user accounts </text:p>
          </table:table-cell>
          <table:table-cell table:style-name="Table1.C2" office:value-type="string">
            <text:p text:style-name="Table_20_Contents">Yes the application supports multiple users via individual accounts. This is demonstrated in the video.</text:p>
            <text:p text:style-name="P1"><text:span text:style-name="T1">PotlatchClient/src/com/pataniqa/coursera/potlatch/ui/LoginActivity.java (lines 49 - 64)</text:span></text:p>
            <text:p text:style-name="P2">PotlatchServer/src/main/java/com/pataniqa/coursera/potlatch/auth/OAuth2SecurityConfiguration.java (lines 88 – 106).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Contains one user facing function only available to authenticated users</text:p>
          </table:table-cell>
          <table:table-cell table:style-name="Table1.C2" office:value-type="string">
            <text:p text:style-name="Table_20_Contents">Authentication is required to access all functions. Users have to login before they can view or create gifts as demonstrated in the video. </text:p>
            <text:p text:style-name="Table_20_Contents"><text:span text:style-name="T5">PotlatchServer/src/main/java/com/pataniqa/coursera/potlatch/auth/</text:span><text:span text:style-name="T1">Oauth2SecurityConfiguration.java (lines 124 – 154).</text:span>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Users can navigate between 3 or more interface screens at runtime</text:p>
          </table:table-cell>
          <table:table-cell table:style-name="Table1.C2" office:value-type="string">
            <text:p text:style-name="Table_20_Contents">There four main screens: login, gift view, gift creation / editing and user preferences. This is demonstrated in the video. </text:p>
            <text:p text:style-name="P7">PotlatchClient/res/layout/list_gift_activity.xml</text:p>
            <text:p text:style-name="P7">PotlatchClient/res/layout/login_activity.xml</text:p>
            <text:p text:style-name="P7">PotlatchClient/res/layout/view_gift.xml</text:p>
            <text:p text:style-name="P7">PotlatchClient/res/xml/preferences.xml</text:p>
            <text:p text:style-name="Table_20_Contents"><text:span text:style-name="T5">PotlatchClient/src/com/pataniqa/coursera/potlatch/ui/</text:span><text:span text:style-name="T1">LoginActivity.java (lines 37 -46)</text:span></text:p>
            <text:p text:style-name="Table_20_Contents"><text:span text:style-name="T5">PotlatchClient/src/com/pataniqa/coursera/potlatch/ui/</text:span><text:span text:style-name="T1">ListGiftsActivity.java (lines 67 - 74)</text:span></text:p>
            <text:p text:style-name="Table_20_Contents"><text:span text:style-name="T5">PotlatchClient/src/com/pataniqa/coursera/potlatch/ui/</text:span><text:span text:style-name="T1">SettingsActitivy.java (lines 25 - 34)</text:span></text:p>
            <text:p text:style-name="Table_20_Contents"><text:span text:style-name="T5">PotlatchClient/src/com/pataniqa/coursera/potlatch/ui/Create</text:span><text:span text:style-name="T1">GiftActivity.java (lines 28 - 38)</text:span></text:p>
          </table:table-cell>
        </table:table-row>
      </table:table>
      <text:h text:style-name="Heading_20_2" text:outline-level="2"/>
      <text:h text:style-name="P6" text:outline-level="2">Technical Feature Requirement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No.</text:p>
          </table:table-cell>
          <table:table-cell table:style-name="Table2.A1" office:value-type="string">
            <text:p text:style-name="Table_20_Contents">Requirement</text:p>
          </table:table-cell>
          <table:table-cell table:style-name="Table2.C1" office:value-type="string">
            <text:p text:style-name="Table_20_Contents">Satisfied?</text:p>
          </table:table-cell>
        </table:table-row>
        <table:table-row>
          <table:table-cell table:style-name="Table2.A2" office:value-type="float" office:value="4">
            <text:p text:style-name="Table_20_Contents">4</text:p>
          </table:table-cell>
          <table:table-cell table:style-name="Table2.B2" office:value-type="string">
            <text:p text:style-name="Table_20_Contents">App implementation must comprise of at least 1 instance of at least 2 of the following fundamental Android components: Activity, BroadcastReceiver, Service, ContentProvider</text:p>
          </table:table-cell>
          <table:table-cell table:style-name="Table2.C2" office:value-type="string">
            <text:p text:style-name="Table_20_Contents">The application uses 9 Android activities.</text:p>
            <text:p text:style-name="Table_20_Contents"><text:span text:style-name="T5">PotlatchClient/src/com/pataniqa/coursera/potlatch/ui/GiftActivity.java (line 44) </text:span></text:p>
            <text:p text:style-name="Table_20_Contents"><text:span text:style-name="T5">PotlatchClient/src/com/pataniqa/coursera/potlatch/ui/</text:span><text:span text:style-name="T1">LoginActivity.java (line 27)</text:span></text:p>
            <text:p text:style-name="Table_20_Contents"><text:span text:style-name="T5">PotlatchClient/src/com/pataniqa/coursera/potlatch/ui/</text:span><text:span text:style-name="T1">ListGiftsActivity.java (line 42)</text:span></text:p>
            <text:p text:style-name="Table_20_Contents"><text:span text:style-name="T5">PotlatchClient/src/com/pataniqa/coursera/potlatch/ui/</text:span><text:span text:style-name="T1">SettingsActivity.java (line 14)</text:span></text:p>
            <text:p text:style-name="Table_20_Contents"><text:span text:style-name="T5">PotlatchClient/src/com/pataniqa/coursera/potlatch/ui/</text:span><text:span text:style-name="T1">ViewGiftActivity.java (line 44)</text:span></text:p>
            <text:p text:style-name="Table_20_Contents"><text:span text:style-name="T4">I</text:span>t uses a service for uploading images and videos in the background</text:p>
            <text:p text:style-name="Table_20_Contents"><text:span text:style-name="T6">PotlatchClient/src/com/pataniqa/coursera/potlatch/ui/</text:span><text:span text:style-name="T2">UploadService.java</text:span><text:span text:style-name="T1"> (line 35)</text:span></text:p>
          </table:table-cell>
        </table:table-row>
        <table:table-row>
          <table:table-cell table:style-name="Table2.A2" office:value-type="float" office:value="5">
            <text:p text:style-name="Table_20_Contents">5</text:p>
          </table:table-cell>
          <table:table-cell table:style-name="Table2.B2" office:value-type="string">
            <text:p text:style-name="Table_20_Contents">App must interact over the network via HTTP</text:p>
          </table:table-cell>
          <table:table-cell table:style-name="Table2.C2" office:value-type="string">
            <text:p text:style-name="Table_20_Contents">This is demonstrated in the video. </text:p>
            <text:p text:style-name="P7">PotlatchCommon/src/main/java/com/pataniqa/coursera/potlatch/store/remote/RemoteGiftApi.java (lines 29 - 125)</text:p>
            <text:p text:style-name="P7">PotlatchCommon/src/main/java/com/pataniqa/coursera/potlatch/store/remote/RemoteGiftChainApi.java (lines 22 - 40)</text:p>
            <text:p text:style-name="P7">PotlatchCommon/src/main/java/com/pataniqa/coursera/potlatch/store/remote/RemoteUserApi.java (lines 22 - 39)</text:p>
          </table:table-cell>
        </table:table-row>
        <table:table-row>
          <table:table-cell table:style-name="Table2.A2" office:value-type="float" office:value="6">
            <text:p text:style-name="Table_20_Contents">6</text:p>
          </table:table-cell>
          <table:table-cell table:style-name="Table2.B2" office:value-type="string">
            <text:p text:style-name="Table_20_Contents">App must interact with at least one remotely-hosted Java Spring-based service</text:p>
          </table:table-cell>
          <table:table-cell table:style-name="Table2.C2" office:value-type="string">
            <text:p text:style-name="Table_20_Contents">This is demonstrated in the video. The server is the PotlatchServer project. </text:p>
            <text:p text:style-name="P7">PotlatchServer/src/main/java/com/pataniqa/coursera/potlatch/server/Application.java (line 30 - 35)</text:p>
          </table:table-cell>
        </table:table-row>
        <table:table-row>
          <table:table-cell table:style-name="Table2.A2" office:value-type="float" office:value="7">
            <text:p text:style-name="Table_20_Contents">7</text:p>
          </table:table-cell>
          <table:table-cell table:style-name="Table2.B2" office:value-type="string">
            <text:p text:style-name="Table_20_Contents">App must use at least one advanced capability or API from the following list (covered in the MoCCA specialization): multimedia playback, touch gestures, sensors, animation.</text:p>
          </table:table-cell>
          <table:table-cell table:style-name="Table2.C2" office:value-type="string">
            <text:p text:style-name="Table_20_Contents">The app uses supports uploading, downloading and playing videos, which is a form of multimedia playback (NOTE: this functionality may not work. It worked on the local store but there was insufficient time to test it after moving to the remote store.)<text:span text:style-name="T1"> </text:span></text:p>
            <text:p text:style-name="Table_20_Contents"><text:span text:style-name="T5">PotlatchClient/src/com/pataniqa/coursera/potlatch/ui/</text:span><text:span text:style-name="T1">VideoDetailActivity.java (line 76)</text:span></text:p>
            <text:p text:style-name="Table_20_Contents"><text:span text:style-name="T5">PotlatchClient/src/com/pataniqa/coursera/potlatch/ui/</text:span><text:span text:style-name="T1">ViewGiftActivity.java (line 151)</text:span></text:p>
          </table:table-cell>
        </table:table-row>
      </table:table>
      <text:h text:style-name="Heading_20_2" text:outline-level="2"/>
      <text:h text:style-name="P6" text:outline-level="2">Project Specific Requirements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No.</text:p>
          </table:table-cell>
          <table:table-cell table:style-name="Table3.A1" office:value-type="string">
            <text:p text:style-name="Table_20_Contents">Requirement</text:p>
          </table:table-cell>
          <table:table-cell table:style-name="Table3.C1" office:value-type="string">
            <text:p text:style-name="Table_20_Contents">Satisfied?</text:p>
          </table:table-cell>
        </table:table-row>
        <table:table-row>
          <table:table-cell table:style-name="Table3.A2" office:value-type="float" office:value="8">
            <text:p text:style-name="Table_20_Contents">8</text:p>
          </table:table-cell>
          <table:table-cell table:style-name="Table3.B2" office:value-type="string">
            <text:p text:style-name="Table_20_Contents">App defines a Gift as a unit of data containing an image, a title and an optional accompanying text.</text:p>
          </table:table-cell>
          <table:table-cell table:style-name="Table3.C2" office:value-type="string">
            <text:p text:style-name="Table_20_Contents">Yes. This is demonstrated in the video. </text:p>
            <text:p text:style-name="P7">PotlatchCommon/src/main/java/com/pataniqa/coursera/potlatch/model/Gift.java (lines 30 - 40)</text:p>
          </table:table-cell>
        </table:table-row>
        <table:table-row>
          <table:table-cell table:style-name="Table3.A2" office:value-type="float" office:value="9">
            <text:p text:style-name="Table_20_Contents">9</text:p>
          </table:table-cell>
          <table:table-cell table:style-name="Table3.B2" office:value-type="string">
            <text:p text:style-name="Table_20_Contents">App defines a Gift as a unit of data containing an image, a title and optional accompanying text. A User can create a gift by taking a picture (or optionally by selecting an image already stored on the device) entering a title, and optionally typing in accompanying text.</text:p>
          </table:table-cell>
          <table:table-cell table:style-name="Table3.C2" office:value-type="string">
            <text:p text:style-name="Table_20_Contents">This is demonstrated in the video. Due to emulator limitations the video demonstrates selecting an existing image rather than taking a new image or uploading a video.<text:span text:style-name="T1"> </text:span></text:p>
            <text:p text:style-name="Table_20_Contents"><text:span text:style-name="T5">PotlatchClient/src/com/pataniqa/coursera/potlatch/ui/</text:span><text:span text:style-name="T1">ViewGiftActivity.java (lines 83 – 105 and 127 - 162)</text:span></text:p>
          </table:table-cell>
        </table:table-row>
        <table:table-row>
          <table:table-cell table:style-name="Table3.A2" office:value-type="float" office:value="10">
            <text:p text:style-name="Table_20_Contents">10</text:p>
          </table:table-cell>
          <table:table-cell table:style-name="Table3.B2" office:value-type="string">
            <text:p text:style-name="Table_20_Contents">Once the Gift is complete the User can post the Gift to a Gift Chain (which is one or more related Gifts). </text:p>
          </table:table-cell>
          <table:table-cell table:style-name="Table3.C2" office:value-type="string">
            <text:p text:style-name="Table_20_Contents">This is demonstrated in the video. The user selects the gift chain by typing the gift chain name. The text box supports gift name autocompletion. </text:p>
            <text:p text:style-name="Table_20_Contents"><text:span text:style-name="T5">PotlatchClient/src/com/pataniqa/coursera/potlatch/ui/</text:span><text:span text:style-name="T1">ViewGiftActivity.java (lines 204 – 230, 232 – 250)</text:span></text:p>
            <text:p text:style-name="Table_20_Contents"><text:span text:style-name="T5">PotlatchClient/src/com/pataniqa/coursera/potlatch/ui/</text:span><text:span text:style-name="T1">CreateGiftActivity.java (lines 48-97)</text:span></text:p>
          </table:table-cell>
        </table:table-row>
        <table:table-row>
          <table:table-cell table:style-name="Table3.A2" office:value-type="float" office:value="11">
            <text:p text:style-name="Table_20_Contents">11</text:p>
          </table:table-cell>
          <table:table-cell table:style-name="Table3.B2" office:value-type="string">
            <text:p text:style-name="Table_20_Contents">Gift data is stored to and retrieved from a web-based service accessible in the cloud.</text:p>
          </table:table-cell>
          <table:table-cell table:style-name="Table3.C2" office:value-type="string">
            <text:p text:style-name="Table_20_Contents">Yes. This is demonstrated in the video. For the client see the code cited for requirement 5.</text:p>
            <text:p text:style-name="P3">For the server see</text:p>
            <text:p text:style-name="P7">PotlatchServer/src/main/java/com/pataniqa/coursera/potlatch/server/GiftChainService.java (lines 28 - 53)</text:p>
            <text:p text:style-name="P7">PotlatchServer/src/main/java/com/pataniqa/coursera/potlatch/server/GiftService.java (lines 74 - 267)</text:p>
            <text:p text:style-name="P7">PotlatchServer/src/main/java/com/pataniqa/coursera/potlatch/server/UserService.java (lines 32 - 58)</text:p>
          </table:table-cell>
        </table:table-row>
        <table:table-row>
          <table:table-cell table:style-name="Table3.A2" office:value-type="float" office:value="12">
            <text:p text:style-name="Table_20_Contents">12</text:p>
          </table:table-cell>
          <table:table-cell table:style-name="Table3.B2" office:value-type="string">
            <text:p text:style-name="Table_20_Contents">The post operation used to store Gift data requires an authenticated user account. </text:p>
          </table:table-cell>
          <table:table-cell table:style-name="Table3.C2" office:value-type="string">
            <text:p text:style-name="Table_20_Contents">Yes. All operations using the cloud store require the user to be authenticated.<text:span text:style-name="T1"> </text:span><text:span text:style-name="T5">PotlatchServer/src/main/java/com/pataniqa/coursera/potlatch/auth/</text:span><text:span text:style-name="T1">Oauth2SecurityConfiguration.java (lines 92 – 103).</text:span></text:p>
          </table:table-cell>
        </table:table-row>
        <table:table-row>
          <table:table-cell table:style-name="Table3.A2" office:value-type="float" office:value="13">
            <text:p text:style-name="Table_20_Contents">13</text:p>
          </table:table-cell>
          <table:table-cell table:style-name="Table3.B2" office:value-type="string">
            <text:p text:style-name="Table_20_Contents">Users can view Gifts that have been posted. </text:p>
          </table:table-cell>
          <table:table-cell table:style-name="Table3.C2" office:value-type="string">
            <text:p text:style-name="Table_20_Contents">Yes. This is demonstrated in the video. </text:p>
            <text:p text:style-name="Table_20_Contents"><text:span text:style-name="T5">PotlatchClient/src/com/pataniqa/coursera/potlatch/ui/</text:span><text:span text:style-name="T1">ListGiftsActivity.java (lines 312 – 331)</text:span></text:p>
            <text:p text:style-name="Table_20_Contents"><text:soft-page-break/><text:span text:style-name="T5">PotlatchClient/src/com/pataniqa/coursera/potlatch/ui/</text:span><text:span text:style-name="T1">GiftDataArrayAdapter.java (lines 121 -129)</text:span></text:p>
          </table:table-cell>
        </table:table-row>
        <table:table-row>
          <table:table-cell table:style-name="Table3.A2" office:value-type="float" office:value="14">
            <text:p text:style-name="Table_20_Contents">14</text:p>
          </table:table-cell>
          <table:table-cell table:style-name="Table3.B2" office:value-type="string">
            <text:p text:style-name="Table_20_Contents">Users can do text searches for Gifts performed only on the Gift's title.</text:p>
          </table:table-cell>
          <table:table-cell table:style-name="Table3.C2" office:value-type="string">
            <text:p text:style-name="Table_20_Contents">Yes. This is demonstrated in the video. </text:p>
            <text:p text:style-name="Table_20_Contents"><text:span text:style-name="T5">PotlatchClient/src/com/pataniqa/coursera/potlatch/ui/</text:span><text:span text:style-name="T1">ListGiftsActivity.java (lines 144 – 168). </text:span></text:p>
          </table:table-cell>
        </table:table-row>
        <table:table-row>
          <table:table-cell table:style-name="Table3.A2" office:value-type="float" office:value="15">
            <text:p text:style-name="Table_20_Contents">15</text:p>
          </table:table-cell>
          <table:table-cell table:style-name="Table3.B2" office:value-type="string">
            <text:p text:style-name="Table_20_Contents">Gifts matching the search criterion are returned for user viewing.</text:p>
          </table:table-cell>
          <table:table-cell table:style-name="Table3.C2" office:value-type="string">
            <text:p text:style-name="Table_20_Contents">Yes - see the video.<text:span text:style-name="T1"> </text:span></text:p>
            <text:p text:style-name="Table_20_Contents"><text:span text:style-name="T5">PotlatchClient/src/com/pataniqa/coursera/potlatch/ui/</text:span><text:span text:style-name="T1">ListGiftsActivity.java (lines 144 – 168). </text:span></text:p>
            <text:p text:style-name="Table_20_Contents"><text:span text:style-name="T5">PotlatchClient/src/com/pataniqa/coursera/potlatch/ui/</text:span><text:span text:style-name="T1">GiftActivity.java (lines 123 – 135)</text:span></text:p>
            <text:p text:style-name="P7"><text:span text:style-name="T1">PotlatchServer/src/main/java/com/pataniqa/coursera/potlatch/server/GiftService.java (lines 162 - 242)</text:span></text:p>
          </table:table-cell>
        </table:table-row>
        <table:table-row>
          <table:table-cell table:style-name="Table3.A2" office:value-type="float" office:value="16">
            <text:p text:style-name="Table_20_Contents">16</text:p>
          </table:table-cell>
          <table:table-cell table:style-name="Table3.B2" office:value-type="string">
            <text:p text:style-name="Table_20_Contents">Users can indicate they were touched by a Gift at most once per Gift (i.e. double touching is not allowed) and can also flag Gifts as being obscene or inappropriate. Users can set a preference that prevents the display of Gifts flagged as obscene or inappropriate. </text:p>
          </table:table-cell>
          <table:table-cell table:style-name="Table3.C2" office:value-type="string">
            <text:p text:style-name="Table_20_Contents">Yes - see the video. </text:p>
            <text:p text:style-name="Table_20_Contents"><text:span text:style-name="T5">PotlatchClient/src/com/pataniqa/coursera/potlatch/ui/</text:span><text:span text:style-name="T1">GiftDataArrayAdapter.java (lines 130 – 150)</text:span></text:p>
            <text:p text:style-name="P7">PotlatchClient/src/com/pataniqa/coursera/potlatch/ui/GiftQuery (lines 124 – 133).</text:p>
            <text:p text:style-name="P7">PotlatchServer/src/main/java/com/pataniqa/coursera/potlatch/server/GiftService.java (lines 339 – 343).</text:p>
            <text:p text:style-name="P7"><text:span text:style-name="T1"/></text:p>
          </table:table-cell>
        </table:table-row>
        <table:table-row>
          <table:table-cell table:style-name="Table3.A2" office:value-type="float" office:value="17">
            <text:p text:style-name="Table_20_Contents">17</text:p>
          </table:table-cell>
          <table:table-cell table:style-name="Table3.B2" office:value-type="string">
            <text:p text:style-name="Table_20_Contents">Touched counts are displayed with each gift. These counts can be periodically updated in accordance with user-specified preference (e.g. touched counts are updated every 1, 5 or 60 minutes) via push notifications for continuous updates.</text:p>
          </table:table-cell>
          <table:table-cell table:style-name="Table3.C2" office:value-type="string">
            <text:p text:style-name="Table_20_Contents">The results and touched counts are periodically updated, but it is not done by push notifications: instead the client manually polling the server. See the design documentation for a discussion about why this approach was taken. The update functionality is demonstrated in the video. </text:p>
            <text:p text:style-name="P7">PotlatchClient/res/values/arrays.xml</text:p>
            <text:p text:style-name="Table_20_Contents"><text:span text:style-name="T5">PotlatchClient/src/com/pataniqa/coursera/potlatch/ui/</text:span><text:span text:style-name="T1">ListGiftsActivity.java (lines 188 – 208)</text:span></text:p>
          </table:table-cell>
        </table:table-row>
        <table:table-row>
          <table:table-cell table:style-name="Table3.A2" office:value-type="float" office:value="18">
            <text:p text:style-name="Table_20_Contents">18</text:p>
          </table:table-cell>
          <table:table-cell table:style-name="Table3.B2" office:value-type="string">
            <text:p text:style-name="Table_20_Contents">App can display information about the top "gift givers" i.e. those whose Gifts have touched the most people.</text:p>
          </table:table-cell>
          <table:table-cell table:style-name="Table3.C2" office:value-type="string">
            <text:p text:style-name="Table_20_Contents">Yes – this is demonstrated in the video. </text:p>
            <text:p text:style-name="P7">PotlatchServer/src/main/java/com/pataniqa/coursera/potlatch/server/GiftService.java (lines 211 – 242) </text:p>
            <text:p text:style-name="P7">PotlatchClient/src/com/pataniqa/coursera/potlatch/ui/GiftQuery (lines 129)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Butler</meta:initial-creator>
    <meta:creation-date>2014-10-19T19:35:56</meta:creation-date>
    <dc:date>2014-10-20T04:02:19</dc:date>
    <dc:creator>Mark Butler</dc:creator>
    <meta:editing-duration>PT47M8S</meta:editing-duration>
    <meta:editing-cycles>46</meta:editing-cycles>
    <meta:generator>OpenOffice/4.1.0$Unix OpenOffice.org_project/410m18$Build-9764</meta:generator>
    <meta:document-statistic meta:table-count="3" meta:image-count="0" meta:object-count="0" meta:page-count="4" meta:paragraph-count="114" meta:word-count="878" meta:character-count="8082"/>
  </office:meta>
</office:document-meta>
</file>